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E0000008B270871A7458C7A79.png" manifest:media-type="image/png"/>
  <manifest:file-entry manifest:full-path="Pictures/100000000000008E0000008BF56A44025B82FBFF.png" manifest:media-type="image/png"/>
  <manifest:file-entry manifest:full-path="Pictures/100000000000008E0000008B6898CF6384EFFDFB.png" manifest:media-type="image/png"/>
  <manifest:file-entry manifest:full-path="Pictures/100002010000001A0000001A4328C4545ACBE878.png" manifest:media-type="image/png"/>
  <manifest:file-entry manifest:full-path="Pictures/100002010000001A0000001AC069F59F98741849.png" manifest:media-type="image/png"/>
  <manifest:file-entry manifest:full-path="Pictures/100002010000001A0000001AF19FA23040F4518E.png" manifest:media-type="image/png"/>
  <manifest:file-entry manifest:full-path="Pictures/100000000000008E0000008B80952B38211F7D4A.png" manifest:media-type="image/png"/>
  <manifest:file-entry manifest:full-path="Pictures/100002010000001A0000001A5EECB68AA8835E92.png" manifest:media-type="image/png"/>
  <manifest:file-entry manifest:full-path="Pictures/100000000000008E0000008BD04B034A12432D6F.png" manifest:media-type="image/png"/>
  <manifest:file-entry manifest:full-path="Pictures/100002010000001A0000001A9B6B1FA99B1B6499.png" manifest:media-type="image/png"/>
  <manifest:file-entry manifest:full-path="Pictures/100000000000008E0000008B20B518DFFD4E3DC5.png" manifest:media-type="image/png"/>
  <manifest:file-entry manifest:full-path="Pictures/100000000000008E0000008B852FEA67F542BD33.png" manifest:media-type="image/png"/>
  <manifest:file-entry manifest:full-path="Pictures/1000000000000517000002806F2EFDBB16F57E00.png" manifest:media-type="image/png"/>
  <manifest:file-entry manifest:full-path="Pictures/100000000000008E0000008B976B8A428FAE5964.png" manifest:media-type="image/png"/>
  <manifest:file-entry manifest:full-path="Pictures/100002010000001A0000001AAEDCA9544EBE0879.png" manifest:media-type="image/png"/>
  <manifest:file-entry manifest:full-path="Pictures/100002010000001A0000001A42F61C5E275E3E39.png" manifest:media-type="image/png"/>
  <manifest:file-entry manifest:full-path="Pictures/100002010000001A0000001ADE9F38B58FEE2F6F.png" manifest:media-type="image/png"/>
  <manifest:file-entry manifest:full-path="Pictures/100002010000001A0000001A16C99E6FAD32FE6A.png" manifest:media-type="image/png"/>
  <manifest:file-entry manifest:full-path="Pictures/100002010000001A0000001AE24DE60DC1E03B38.png" manifest:media-type="image/png"/>
  <manifest:file-entry manifest:full-path="Pictures/100002010000001A0000001ACA94064DFEBEBABD.png" manifest:media-type="image/png"/>
  <manifest:file-entry manifest:full-path="Pictures/100000000000002000000020B2FF2A327EABC87D.png" manifest:media-type="image/png"/>
  <manifest:file-entry manifest:full-path="Pictures/100002010000001A0000001ACA4403D9DC130677.png" manifest:media-type="image/png"/>
  <manifest:file-entry manifest:full-path="Pictures/100000000000008E0000008BDFFC4F9EC1E23EE2.png" manifest:media-type="image/png"/>
  <manifest:file-entry manifest:full-path="Pictures/100002010000001A0000001A07EA0E3EAC8AC54D.png" manifest:media-type="image/png"/>
  <manifest:file-entry manifest:full-path="Pictures/100002010000001A0000001A75BDB027BD1DADE0.png" manifest:media-type="image/png"/>
  <manifest:file-entry manifest:full-path="Pictures/100000000000008E0000008B7E75A2F11A2D1B5D.png" manifest:media-type="image/png"/>
  <manifest:file-entry manifest:full-path="Pictures/100000000000008E0000008B86106704A93797B0.png" manifest:media-type="image/png"/>
  <manifest:file-entry manifest:full-path="Pictures/10000000000000820000002F5E4500FD568E12B8.png" manifest:media-type="image/png"/>
  <manifest:file-entry manifest:full-path="Pictures/100002010000001A0000001AA067DFD40DA17981.png" manifest:media-type="image/png"/>
  <manifest:file-entry manifest:full-path="Pictures/100000000000008E0000008BA5297A0C68B16F03.png" manifest:media-type="image/png"/>
  <manifest:file-entry manifest:full-path="Pictures/100002010000001A0000001AB5A6CAC9F81A7A47.png" manifest:media-type="image/png"/>
  <manifest:file-entry manifest:full-path="Pictures/100000000000008E0000008BDD688E7445C4AF01.png" manifest:media-type="image/png"/>
  <manifest:file-entry manifest:full-path="Pictures/100002010000001A0000001AC7398B9A141287CB.png" manifest:media-type="image/png"/>
  <manifest:file-entry manifest:full-path="Pictures/100002010000001A0000001A14F17186D6E6D0D8.png" manifest:media-type="image/png"/>
  <manifest:file-entry manifest:full-path="Pictures/100002010000001A0000001A0ACE360F871E5FD7.png" manifest:media-type="image/png"/>
  <manifest:file-entry manifest:full-path="Pictures/100002010000001A0000001A721B636FFD9D9D1D.png" manifest:media-type="image/png"/>
  <manifest:file-entry manifest:full-path="Pictures/100002010000001A0000001AFC74B6A13FF861E8.png" manifest:media-type="image/png"/>
  <manifest:file-entry manifest:full-path="Pictures/100000000000008E0000008B55EC9377FEF2C2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5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6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7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9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0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1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7E75A2F11A2D1B5D.png" xlink:type="simple" xlink:show="embed" xlink:actuate="onLoad">
            <text:p/>
          </draw:image>
        </draw:frame>
        <draw:frame draw:style-name="gr2" draw:text-style-name="P2" draw:layer="layout" svg:width="3.439cm" svg:height="1.243cm" svg:x="0.6cm" svg:y="1.8cm">
          <draw:image xlink:href="Pictures/10000000000000820000002F5E4500FD568E12B8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86106704A93797B0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42F61C5E275E3E39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DE9F38B58FEE2F6F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CA4403D9DC130677.png" xlink:type="simple" xlink:show="embed" xlink:actuate="onLoad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2" draw:end-shape="id2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852FEA67F542BD33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A067DFD40DA17981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16C99E6FAD32FE6A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B5A6CAC9F81A7A47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AEDCA9544EBE0879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DFFC4F9EC1E23EE2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CA94064DFEBEBABD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14F17186D6E6D0D8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4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A5297A0C68B16F03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07EA0E3EAC8AC54D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721B636FFD9D9D1D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55EC9377FEF2C26B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42F61C5E275E3E39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0ACE360F871E5FD7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20B518DFFD4E3DC5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FC74B6A13FF861E8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9B6B1FA99B1B6499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04B034A12432D6F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42F61C5E275E3E39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5EECB68AA8835E92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0952B38211F7D4A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A067DFD40DA17981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C069F59F98741849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976B8A428FAE5964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4328C4545ACBE878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1" draw:text-style-name="P1" draw:layer="layout" svg:width="0.687cm" svg:height="0.687cm" svg:x="30.25cm" svg:y="15.548cm">
          <draw:image xlink:href="Pictures/100002010000001A0000001AC7398B9A141287CB.png" xlink:type="simple" xlink:show="embed" xlink:actuate="onLoad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6898CF6384EFFDFB.png" xlink:type="simple" xlink:show="embed" xlink:actuate="onLoad">
            <text:p/>
          </draw:image>
        </draw:frame>
        <draw:frame draw:style-name="gr1" draw:text-style-name="P1" draw:layer="layout" svg:width="0.687cm" svg:height="0.687cm" svg:x="30.25cm" svg:y="15.548cm">
          <draw:image xlink:href="Pictures/100002010000001A0000001A75BDB027BD1DADE0.png" xlink:type="simple" xlink:show="embed" xlink:actuate="onLoad">
            <text:p/>
          </draw:image>
        </draw:frame>
        <draw:frame draw:style-name="gr1" draw:text-style-name="P1" draw:layer="layout" svg:width="0.687cm" svg:height="0.687cm" svg:x="31.215cm" svg:y="15.515cm">
          <draw:image xlink:href="">
            <text:p/>
          </draw:image>
        </draw:frame>
        <draw:frame draw:style-name="gr1" draw:text-style-name="P1" draw:layer="layout" svg:width="0.687cm" svg:height="0.687cm" svg:x="32.201cm" svg:y="15.514cm">
          <draw:image xlink:href="">
            <text:p/>
          </draw:image>
        </draw:frame>
        <draw:frame draw:style-name="gr1" draw:text-style-name="P1" draw:layer="layout" svg:width="0.687cm" svg:height="0.687cm" svg:x="31.216cm" svg:y="15.516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F56A44025B82FBFF.png" xlink:type="simple" xlink:show="embed" xlink:actuate="onLoad">
            <text:p/>
          </draw:image>
        </draw:frame>
        <draw:frame draw:style-name="gr1" draw:text-style-name="P1" draw:layer="layout" svg:width="0.687cm" svg:height="0.687cm" svg:x="30.251cm" svg:y="15.549cm">
          <draw:image xlink:href="Pictures/100002010000001A0000001A75BDB027BD1DADE0.png" xlink:type="simple" xlink:show="embed" xlink:actuate="onLoad">
            <text:p/>
          </draw:image>
        </draw:frame>
        <draw:frame draw:style-name="gr1" draw:text-style-name="P1" draw:layer="layout" svg:width="0.687cm" svg:height="0.687cm" svg:x="31.216cm" svg:y="15.516cm">
          <draw:image xlink:href="">
            <text:p/>
          </draw:image>
        </draw:frame>
        <draw:frame draw:style-name="gr1" draw:text-style-name="P1" draw:layer="layout" svg:width="0.687cm" svg:height="0.687cm" svg:x="32.202cm" svg:y="15.515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5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270871A7458C7A79.png" xlink:type="simple" xlink:show="embed" xlink:actuate="onLoad">
            <text:p/>
          </draw:image>
        </draw:frame>
        <draw:frame draw:style-name="gr1" draw:text-style-name="P1" draw:layer="layout" svg:width="0.687cm" svg:height="0.687cm" svg:x="30.252cm" svg:y="15.55cm">
          <draw:image xlink:href="Pictures/100002010000001A0000001AF19FA23040F4518E.png" xlink:type="simple" xlink:show="embed" xlink:actuate="onLoad">
            <text:p/>
          </draw:image>
        </draw:frame>
        <draw:frame draw:style-name="gr1" draw:text-style-name="P1" draw:layer="layout" svg:width="0.687cm" svg:height="0.687cm" svg:x="31.217cm" svg:y="15.517cm">
          <draw:image xlink:href="">
            <text:p/>
          </draw:image>
        </draw:frame>
        <draw:frame draw:style-name="gr1" draw:text-style-name="P1" draw:layer="layout" svg:width="0.687cm" svg:height="0.687cm" svg:x="32.203cm" svg:y="15.516cm">
          <draw:image xlink:href="">
            <text:p/>
          </draw:image>
        </draw:frame>
        <draw:frame draw:style-name="gr2" draw:text-style-name="P2" draw:layer="layout" svg:width="3.439cm" svg:height="1.243cm" svg:x="0.601cm" svg:y="1.801cm">
          <draw:image xlink:href="Pictures/10000000000000820000002F5E4500FD568E12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6-12T11:36:54.933898285</dc:date>
    <meta:editing-duration>PT1H20M37S</meta:editing-duration>
    <meta:editing-cycles>13</meta:editing-cycles>
    <meta:generator>LibreOffice/5.1.6.2$Linux_x86 LibreOffice_project/10m0$Build-2</meta:generator>
    <meta:print-date>2020-06-04T15:09:42.507340570</meta:print-date>
    <meta:document-statistic meta:object-count="173"/>
  </office:meta>
</office:document-meta>
</file>